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1.1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4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Candy Bar Inflation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office:value-type="currency" office:currency="USD" office:value="0.25">
            <text:p>$0.25</text:p>
          </table:table-cell>
          <table:table-cell table:style-name="ce1" office:value-type="string">
            <text:p><text:s/>= Initial cost</text:p>
          </table:table-cell>
          <table:table-cell/>
          <table:table-cell table:style-name="ce1" office:value-type="string">
            <text:p>-&gt;Snickers</text:p>
          </table:table-cell>
        </table:table-row>
        <table:table-row table:style-name="ro2">
          <table:table-cell table:number-columns-repeated="2"/>
          <table:table-cell table:style-name="ce3" office:value-type="percentage" office:value="0.11">
            <text:p>11.00%</text:p>
          </table:table-cell>
          <table:table-cell table:style-name="ce1" office:value-type="string">
            <text:p><text:s/>= Inflation Rate</text:p>
          </table:table-cell>
          <table:table-cell table:number-columns-repeated="2"/>
        </table:table-row>
        <table:table-row table:style-name="ro2" table:number-rows-repeated="5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Year</text:p>
          </table:table-cell>
          <table:table-cell table:style-name="ce1" office:value-type="string">
            <text:p>Purchase</text:p>
          </table:table-cell>
          <table:table-cell table:style-name="ce1" office:value-type="string">
            <text:p>Cost due t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Price</text:p>
          </table:table-cell>
          <table:table-cell table:style-name="ce1" office:value-type="string">
            <text:p>Inflatio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float" office:value="2005">
            <text:p>2005</text:p>
          </table:table-cell>
          <table:table-cell table:formula="of:=[.$C$3]" office:value-type="currency" office:currency="USD" office:value="0.25">
            <text:p>$0.25</text:p>
          </table:table-cell>
          <table:table-cell table:formula="of:=[.C13]*[.$C$4]" office:value-type="currency" office:currency="USD" office:value="0.0275">
            <text:p>$0.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6">
            <text:p>2006</text:p>
          </table:table-cell>
          <table:table-cell table:formula="of:=[.C13]+[.D13]" office:value-type="currency" office:currency="USD" office:value="0.2775">
            <text:p>$0.28</text:p>
          </table:table-cell>
          <table:table-cell table:formula="of:=[.C14]*[.$C$4]" office:value-type="currency" office:currency="USD" office:value="0.030525">
            <text:p>$0.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7">
            <text:p>2007</text:p>
          </table:table-cell>
          <table:table-cell table:formula="of:=[.C14]+[.D14]" office:value-type="currency" office:currency="USD" office:value="0.308025">
            <text:p>$0.31</text:p>
          </table:table-cell>
          <table:table-cell table:formula="of:=[.C15]*[.$C$4]" office:value-type="currency" office:currency="USD" office:value="0.03388275">
            <text:p>$0.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8">
            <text:p>2008</text:p>
          </table:table-cell>
          <table:table-cell table:formula="of:=[.C15]+[.D15]" office:value-type="currency" office:currency="USD" office:value="0.34190775">
            <text:p>$0.34</text:p>
          </table:table-cell>
          <table:table-cell table:formula="of:=[.C16]*[.$C$4]" office:value-type="currency" office:currency="USD" office:value="0.0376098525">
            <text:p>$0.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9">
            <text:p>2009</text:p>
          </table:table-cell>
          <table:table-cell table:formula="of:=[.C16]+[.D16]" office:value-type="currency" office:currency="USD" office:value="0.3795176025">
            <text:p>$0.38</text:p>
          </table:table-cell>
          <table:table-cell table:formula="of:=[.C17]*[.$C$4]" office:value-type="currency" office:currency="USD" office:value="0.041746936275">
            <text:p>$0.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0">
            <text:p>2010</text:p>
          </table:table-cell>
          <table:table-cell table:formula="of:=[.C17]+[.D17]" office:value-type="currency" office:currency="USD" office:value="0.421264538775">
            <text:p>$0.42</text:p>
          </table:table-cell>
          <table:table-cell table:formula="of:=[.C18]*[.$C$4]" office:value-type="currency" office:currency="USD" office:value="0.04633909926525">
            <text:p>$0.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 table:formula="of:=[.C18]+[.D18]" office:value-type="currency" office:currency="USD" office:value="0.46760363804025">
            <text:p>$0.47</text:p>
          </table:table-cell>
          <table:table-cell table:formula="of:=[.C19]*[.$C$4]" office:value-type="currency" office:currency="USD" office:value="0.0514364001844275">
            <text:p>$0.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formula="of:=[.C19]+[.D19]" office:value-type="currency" office:currency="USD" office:value="0.519040038224677">
            <text:p>$0.52</text:p>
          </table:table-cell>
          <table:table-cell table:formula="of:=[.C20]*[.$C$4]" office:value-type="currency" office:currency="USD" office:value="0.0570944042047145">
            <text:p>$0.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 table:formula="of:=[.C20]+[.D20]" office:value-type="currency" office:currency="USD" office:value="0.576134442429392">
            <text:p>$0.58</text:p>
          </table:table-cell>
          <table:table-cell table:formula="of:=[.C21]*[.$C$4]" office:value-type="currency" office:currency="USD" office:value="0.0633747886672331">
            <text:p>$0.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4">
            <text:p>2014</text:p>
          </table:table-cell>
          <table:table-cell table:formula="of:=[.C21]+[.D21]" office:value-type="currency" office:currency="USD" office:value="0.639509231096625">
            <text:p>$0.64</text:p>
          </table:table-cell>
          <table:table-cell table:formula="of:=[.C22]*[.$C$4]" office:value-type="currency" office:currency="USD" office:value="0.0703460154206288">
            <text:p>$0.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5">
            <text:p>2015</text:p>
          </table:table-cell>
          <table:table-cell table:formula="of:=[.C22]+[.D22]" office:value-type="currency" office:currency="USD" office:value="0.709855246517254">
            <text:p>$0.71</text:p>
          </table:table-cell>
          <table:table-cell table:formula="of:=[.C23]*[.$C$4]" office:value-type="currency" office:currency="USD" office:value="0.0780840771168979">
            <text:p>$0.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6">
            <text:p>2016</text:p>
          </table:table-cell>
          <table:table-cell table:formula="of:=[.C23]+[.D23]" office:value-type="currency" office:currency="USD" office:value="0.787939323634152">
            <text:p>$0.79</text:p>
          </table:table-cell>
          <table:table-cell table:formula="of:=[.C24]*[.$C$4]" office:value-type="currency" office:currency="USD" office:value="0.0866733255997567">
            <text:p>$0.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7">
            <text:p>2017</text:p>
          </table:table-cell>
          <table:table-cell table:formula="of:=[.C24]+[.D24]" office:value-type="currency" office:currency="USD" office:value="0.874612649233909">
            <text:p>$0.87</text:p>
          </table:table-cell>
          <table:table-cell table:formula="of:=[.C25]*[.$C$4]" office:value-type="currency" office:currency="USD" office:value="0.0962073914157299">
            <text:p>$0.10</text:p>
          </table:table-cell>
          <table:table-cell table:number-columns-repeated="2"/>
        </table:table-row>
      </table:table>
      <table:table table:name="Home Inflation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currency" office:currency="USD" office:value="10000">
            <text:p>$10,000.00</text:p>
          </table:table-cell>
          <table:table-cell table:style-name="ce1" office:value-type="string">
            <text:p><text:s/>= Initial cost</text:p>
          </table:table-cell>
          <table:table-cell table:style-name="ce1"/>
          <table:table-cell table:style-name="ce1" office:value-type="string">
            <text:p>-&gt;House</text:p>
          </table:table-cell>
        </table:table-row>
        <table:table-row table:style-name="ro2">
          <table:table-cell table:number-columns-repeated="2"/>
          <table:table-cell table:style-name="ce3" office:value-type="percentage" office:value="0.065">
            <text:p>6.50%</text:p>
          </table:table-cell>
          <table:table-cell table:style-name="ce1" office:value-type="string">
            <text:p><text:s/>= Inflation Rate</text:p>
          </table:table-cell>
          <table:table-cell table:style-name="ce1"/>
          <table:table-cell/>
        </table:table-row>
        <table:table-row table:style-name="ro2" table:number-rows-repeated="5">
          <table:table-cell table:number-columns-repeated="2"/>
          <table:table-cell table:style-name="ce1" table:number-columns-repeated="3"/>
          <table:table-cell/>
        </table:table-row>
        <table:table-row table:style-name="ro2">
          <table:table-cell/>
          <table:table-cell office:value-type="string">
            <text:p>Year</text:p>
          </table:table-cell>
          <table:table-cell table:style-name="ce1" office:value-type="string">
            <text:p>Purchase</text:p>
          </table:table-cell>
          <table:table-cell table:style-name="ce1" office:value-type="string">
            <text:p>Cost due to</text:p>
          </table:table-cell>
          <table:table-cell table:style-name="ce1"/>
          <table:table-cell/>
        </table:table-row>
        <table:table-row table:style-name="ro2">
          <table:table-cell table:number-columns-repeated="2"/>
          <table:table-cell table:style-name="ce1" office:value-type="string">
            <text:p>Price</text:p>
          </table:table-cell>
          <table:table-cell table:style-name="ce1" office:value-type="string">
            <text:p>Inflation</text:p>
          </table:table-cell>
          <table:table-cell table:style-name="ce1"/>
          <table:table-cell/>
        </table:table-row>
        <table:table-row table:style-name="ro2">
          <table:table-cell table:number-columns-repeated="2"/>
          <table:table-cell table:style-name="ce1" table:number-columns-repeated="3"/>
          <table:table-cell/>
        </table:table-row>
        <table:table-row table:style-name="ro2">
          <table:table-cell/>
          <table:table-cell office:value-type="float" office:value="1963">
            <text:p>1963</text:p>
          </table:table-cell>
          <table:table-cell table:formula="of:=[.$C$3]" office:value-type="currency" office:currency="USD" office:value="10000">
            <text:p>$10,000.00</text:p>
          </table:table-cell>
          <table:table-cell table:formula="of:=[.C13]*[.$C$4]" office:value-type="currency" office:currency="USD" office:value="650">
            <text:p>$650.00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64">
            <text:p>1964</text:p>
          </table:table-cell>
          <table:table-cell table:formula="of:=[.C13]+[.D13]" office:value-type="currency" office:currency="USD" office:value="10650">
            <text:p>$10,650.00</text:p>
          </table:table-cell>
          <table:table-cell table:formula="of:=[.C14]*[.$C$4]" office:value-type="currency" office:currency="USD" office:value="692.25">
            <text:p>$692.25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65">
            <text:p>1965</text:p>
          </table:table-cell>
          <table:table-cell table:formula="of:=[.C14]+[.D14]" office:value-type="currency" office:currency="USD" office:value="11342.25">
            <text:p>$11,342.25</text:p>
          </table:table-cell>
          <table:table-cell table:formula="of:=[.C15]*[.$C$4]" office:value-type="currency" office:currency="USD" office:value="737.24625">
            <text:p>$737.25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66">
            <text:p>1966</text:p>
          </table:table-cell>
          <table:table-cell table:formula="of:=[.C15]+[.D15]" office:value-type="currency" office:currency="USD" office:value="12079.49625">
            <text:p>$12,079.50</text:p>
          </table:table-cell>
          <table:table-cell table:formula="of:=[.C16]*[.$C$4]" office:value-type="currency" office:currency="USD" office:value="785.16725625">
            <text:p>$785.17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67">
            <text:p>1967</text:p>
          </table:table-cell>
          <table:table-cell table:formula="of:=[.C16]+[.D16]" office:value-type="currency" office:currency="USD" office:value="12864.66350625">
            <text:p>$12,864.66</text:p>
          </table:table-cell>
          <table:table-cell table:formula="of:=[.C17]*[.$C$4]" office:value-type="currency" office:currency="USD" office:value="836.20312790625">
            <text:p>$836.20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68">
            <text:p>1968</text:p>
          </table:table-cell>
          <table:table-cell table:formula="of:=[.C17]+[.D17]" office:value-type="currency" office:currency="USD" office:value="13700.8666341563">
            <text:p>$13,700.87</text:p>
          </table:table-cell>
          <table:table-cell table:formula="of:=[.C18]*[.$C$4]" office:value-type="currency" office:currency="USD" office:value="890.556331220156">
            <text:p>$890.56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69">
            <text:p>1969</text:p>
          </table:table-cell>
          <table:table-cell table:formula="of:=[.C18]+[.D18]" office:value-type="currency" office:currency="USD" office:value="14591.4229653764">
            <text:p>$14,591.42</text:p>
          </table:table-cell>
          <table:table-cell table:formula="of:=[.C19]*[.$C$4]" office:value-type="currency" office:currency="USD" office:value="948.442492749467">
            <text:p>$948.44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70">
            <text:p>1970</text:p>
          </table:table-cell>
          <table:table-cell table:formula="of:=[.C19]+[.D19]" office:value-type="currency" office:currency="USD" office:value="15539.8654581259">
            <text:p>$15,539.87</text:p>
          </table:table-cell>
          <table:table-cell table:formula="of:=[.C20]*[.$C$4]" office:value-type="currency" office:currency="USD" office:value="1010.09125477818">
            <text:p>$1,010.09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71">
            <text:p>1971</text:p>
          </table:table-cell>
          <table:table-cell table:formula="of:=[.C20]+[.D20]" office:value-type="currency" office:currency="USD" office:value="16549.9567129041">
            <text:p>$16,549.96</text:p>
          </table:table-cell>
          <table:table-cell table:formula="of:=[.C21]*[.$C$4]" office:value-type="currency" office:currency="USD" office:value="1075.74718633876">
            <text:p>$1,075.75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72">
            <text:p>1972</text:p>
          </table:table-cell>
          <table:table-cell table:formula="of:=[.C21]+[.D21]" office:value-type="currency" office:currency="USD" office:value="17625.7038992428">
            <text:p>$17,625.70</text:p>
          </table:table-cell>
          <table:table-cell table:formula="of:=[.C22]*[.$C$4]" office:value-type="currency" office:currency="USD" office:value="1145.67075345078">
            <text:p>$1,145.67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73">
            <text:p>1973</text:p>
          </table:table-cell>
          <table:table-cell table:formula="of:=[.C22]+[.D22]" office:value-type="currency" office:currency="USD" office:value="18771.3746526936">
            <text:p>$18,771.37</text:p>
          </table:table-cell>
          <table:table-cell table:formula="of:=[.C23]*[.$C$4]" office:value-type="currency" office:currency="USD" office:value="1220.13935242508">
            <text:p>$1,220.14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74">
            <text:p>1974</text:p>
          </table:table-cell>
          <table:table-cell table:formula="of:=[.C23]+[.D23]" office:value-type="currency" office:currency="USD" office:value="19991.5140051187">
            <text:p>$19,991.51</text:p>
          </table:table-cell>
          <table:table-cell table:formula="of:=[.C24]*[.$C$4]" office:value-type="currency" office:currency="USD" office:value="1299.44841033271">
            <text:p>$1,299.45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75">
            <text:p>1975</text:p>
          </table:table-cell>
          <table:table-cell table:formula="of:=[.C24]+[.D24]" office:value-type="currency" office:currency="USD" office:value="21290.9624154514">
            <text:p>$21,290.96</text:p>
          </table:table-cell>
          <table:table-cell table:formula="of:=[.C25]*[.$C$4]" office:value-type="currency" office:currency="USD" office:value="1383.91255700434">
            <text:p>$1,383.91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76">
            <text:p>1976</text:p>
          </table:table-cell>
          <table:table-cell table:formula="of:=[.C25]+[.D25]" office:value-type="currency" office:currency="USD" office:value="22674.8749724557">
            <text:p>$22,674.87</text:p>
          </table:table-cell>
          <table:table-cell table:formula="of:=[.C26]*[.$C$4]" office:value-type="currency" office:currency="USD" office:value="1473.86687320962">
            <text:p>$1,473.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77">
            <text:p>1977</text:p>
          </table:table-cell>
          <table:table-cell table:formula="of:=[.C26]+[.D26]" office:value-type="currency" office:currency="USD" office:value="24148.7418456654">
            <text:p>$24,148.74</text:p>
          </table:table-cell>
          <table:table-cell table:formula="of:=[.C27]*[.$C$4]" office:value-type="currency" office:currency="USD" office:value="1569.66821996825">
            <text:p>$1,569.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78">
            <text:p>1978</text:p>
          </table:table-cell>
          <table:table-cell table:formula="of:=[.C27]+[.D27]" office:value-type="currency" office:currency="USD" office:value="25718.4100656336">
            <text:p>$25,718.41</text:p>
          </table:table-cell>
          <table:table-cell table:formula="of:=[.C28]*[.$C$4]" office:value-type="currency" office:currency="USD" office:value="1671.69665426619">
            <text:p>$1,671.70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float" office:value="1979">
            <text:p>1979</text:p>
          </table:table-cell>
          <table:table-cell table:formula="of:=[.C28]+[.D28]" office:value-type="currency" office:currency="USD" office:value="27390.1067198998">
            <text:p>$27,390.11</text:p>
          </table:table-cell>
          <table:table-cell table:formula="of:=[.C29]*[.$C$4]" office:value-type="currency" office:currency="USD" office:value="1780.35693679349">
            <text:p>$1,780.36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0">
            <text:p>1980</text:p>
          </table:table-cell>
          <table:table-cell table:formula="of:=[.C29]+[.D29]" office:value-type="currency" office:currency="USD" office:value="29170.4636566933">
            <text:p>$29,170.46</text:p>
          </table:table-cell>
          <table:table-cell table:formula="of:=[.C30]*[.$C$4]" office:value-type="currency" office:currency="USD" office:value="1896.08013768506">
            <text:p>$1,896.08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1">
            <text:p>1981</text:p>
          </table:table-cell>
          <table:table-cell table:formula="of:=[.C30]+[.D30]" office:value-type="currency" office:currency="USD" office:value="31066.5437943784">
            <text:p>$31,066.54</text:p>
          </table:table-cell>
          <table:table-cell table:formula="of:=[.C31]*[.$C$4]" office:value-type="currency" office:currency="USD" office:value="2019.32534663459">
            <text:p>$2,019.33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2">
            <text:p>1982</text:p>
          </table:table-cell>
          <table:table-cell table:formula="of:=[.C31]+[.D31]" office:value-type="currency" office:currency="USD" office:value="33085.8691410129">
            <text:p>$33,085.87</text:p>
          </table:table-cell>
          <table:table-cell table:formula="of:=[.C32]*[.$C$4]" office:value-type="currency" office:currency="USD" office:value="2150.58149416584">
            <text:p>$2,150.58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3">
            <text:p>1983</text:p>
          </table:table-cell>
          <table:table-cell table:formula="of:=[.C32]+[.D32]" office:value-type="currency" office:currency="USD" office:value="35236.4506351788">
            <text:p>$35,236.45</text:p>
          </table:table-cell>
          <table:table-cell table:formula="of:=[.C33]*[.$C$4]" office:value-type="currency" office:currency="USD" office:value="2290.36929128662">
            <text:p>$2,290.37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4">
            <text:p>1984</text:p>
          </table:table-cell>
          <table:table-cell table:formula="of:=[.C33]+[.D33]" office:value-type="currency" office:currency="USD" office:value="37526.8199264654">
            <text:p>$37,526.82</text:p>
          </table:table-cell>
          <table:table-cell table:formula="of:=[.C34]*[.$C$4]" office:value-type="currency" office:currency="USD" office:value="2439.24329522025">
            <text:p>$2,439.24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5">
            <text:p>1985</text:p>
          </table:table-cell>
          <table:table-cell table:formula="of:=[.C34]+[.D34]" office:value-type="currency" office:currency="USD" office:value="39966.0632216857">
            <text:p>$39,966.06</text:p>
          </table:table-cell>
          <table:table-cell table:formula="of:=[.C35]*[.$C$4]" office:value-type="currency" office:currency="USD" office:value="2597.79410940957">
            <text:p>$2,597.79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6">
            <text:p>1986</text:p>
          </table:table-cell>
          <table:table-cell table:formula="of:=[.C35]+[.D35]" office:value-type="currency" office:currency="USD" office:value="42563.8573310952">
            <text:p>$42,563.86</text:p>
          </table:table-cell>
          <table:table-cell table:formula="of:=[.C36]*[.$C$4]" office:value-type="currency" office:currency="USD" office:value="2766.65072652119">
            <text:p>$2,766.65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7">
            <text:p>1987</text:p>
          </table:table-cell>
          <table:table-cell table:formula="of:=[.C36]+[.D36]" office:value-type="currency" office:currency="USD" office:value="45330.5080576164">
            <text:p>$45,330.51</text:p>
          </table:table-cell>
          <table:table-cell table:formula="of:=[.C37]*[.$C$4]" office:value-type="currency" office:currency="USD" office:value="2946.48302374507">
            <text:p>$2,946.48</text:p>
          </table:table-cell>
          <table:table-cell table:style-name="ce1"/>
          <table:table-cell/>
        </table:table-row>
        <table:table-row table:style-name="ro2">
          <table:table-cell/>
          <table:table-cell office:value-type="float" office:value="1988">
            <text:p>1988</text:p>
          </table:table-cell>
          <table:table-cell table:formula="of:=[.C37]+[.D37]" office:value-type="currency" office:currency="USD" office:value="48276.9910813615">
            <text:p>$48,276.99</text:p>
          </table:table-cell>
          <table:table-cell table:formula="of:=[.C38]*[.$C$4]" office:value-type="currency" office:currency="USD" office:value="3138.0044202885">
            <text:p>$3,138.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89">
            <text:p>1989</text:p>
          </table:table-cell>
          <table:table-cell table:formula="of:=[.C38]+[.D38]" office:value-type="currency" office:currency="USD" office:value="51414.99550165">
            <text:p>$51,415.00</text:p>
          </table:table-cell>
          <table:table-cell table:formula="of:=[.C39]*[.$C$4]" office:value-type="currency" office:currency="USD" office:value="3341.97470760725">
            <text:p>$3,341.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0">
            <text:p>1990</text:p>
          </table:table-cell>
          <table:table-cell table:formula="of:=[.C39]+[.D39]" office:value-type="currency" office:currency="USD" office:value="54756.9702092572">
            <text:p>$54,756.97</text:p>
          </table:table-cell>
          <table:table-cell table:formula="of:=[.C40]*[.$C$4]" office:value-type="currency" office:currency="USD" office:value="3559.20306360172">
            <text:p>$3,559.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1">
            <text:p>1991</text:p>
          </table:table-cell>
          <table:table-cell table:formula="of:=[.C40]+[.D40]" office:value-type="currency" office:currency="USD" office:value="58316.173272859">
            <text:p>$58,316.17</text:p>
          </table:table-cell>
          <table:table-cell table:formula="of:=[.C41]*[.$C$4]" office:value-type="currency" office:currency="USD" office:value="3790.55126273583">
            <text:p>$3,790.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2">
            <text:p>1992</text:p>
          </table:table-cell>
          <table:table-cell table:formula="of:=[.C41]+[.D41]" office:value-type="currency" office:currency="USD" office:value="62106.7245355948">
            <text:p>$62,106.72</text:p>
          </table:table-cell>
          <table:table-cell table:formula="of:=[.C42]*[.$C$4]" office:value-type="currency" office:currency="USD" office:value="4036.93709481366">
            <text:p>$4,036.9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3">
            <text:p>1993</text:p>
          </table:table-cell>
          <table:table-cell table:formula="of:=[.C42]+[.D42]" office:value-type="currency" office:currency="USD" office:value="66143.6616304084">
            <text:p>$66,143.66</text:p>
          </table:table-cell>
          <table:table-cell table:formula="of:=[.C43]*[.$C$4]" office:value-type="currency" office:currency="USD" office:value="4299.33800597655">
            <text:p>$4,299.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4">
            <text:p>1994</text:p>
          </table:table-cell>
          <table:table-cell table:formula="of:=[.C43]+[.D43]" office:value-type="currency" office:currency="USD" office:value="70442.999636385">
            <text:p>$70,443.00</text:p>
          </table:table-cell>
          <table:table-cell table:formula="of:=[.C44]*[.$C$4]" office:value-type="currency" office:currency="USD" office:value="4578.79497636502">
            <text:p>$4,578.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5">
            <text:p>1995</text:p>
          </table:table-cell>
          <table:table-cell table:formula="of:=[.C44]+[.D44]" office:value-type="currency" office:currency="USD" office:value="75021.79461275">
            <text:p>$75,021.79</text:p>
          </table:table-cell>
          <table:table-cell table:formula="of:=[.C45]*[.$C$4]" office:value-type="currency" office:currency="USD" office:value="4876.41664982875">
            <text:p>$4,876.4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6">
            <text:p>1996</text:p>
          </table:table-cell>
          <table:table-cell table:formula="of:=[.C45]+[.D45]" office:value-type="currency" office:currency="USD" office:value="79898.2112625788">
            <text:p>$79,898.21</text:p>
          </table:table-cell>
          <table:table-cell table:formula="of:=[.C46]*[.$C$4]" office:value-type="currency" office:currency="USD" office:value="5193.38373206762">
            <text:p>$5,193.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7">
            <text:p>1997</text:p>
          </table:table-cell>
          <table:table-cell table:formula="of:=[.C46]+[.D46]" office:value-type="currency" office:currency="USD" office:value="85091.5949946464">
            <text:p>$85,091.59</text:p>
          </table:table-cell>
          <table:table-cell table:formula="of:=[.C47]*[.$C$4]" office:value-type="currency" office:currency="USD" office:value="5530.95367465202">
            <text:p>$5,530.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8">
            <text:p>1998</text:p>
          </table:table-cell>
          <table:table-cell table:formula="of:=[.C47]+[.D47]" office:value-type="currency" office:currency="USD" office:value="90622.5486692984">
            <text:p>$90,622.55</text:p>
          </table:table-cell>
          <table:table-cell table:formula="of:=[.C48]*[.$C$4]" office:value-type="currency" office:currency="USD" office:value="5890.4656635044">
            <text:p>$5,890.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99">
            <text:p>1999</text:p>
          </table:table-cell>
          <table:table-cell table:formula="of:=[.C48]+[.D48]" office:value-type="currency" office:currency="USD" office:value="96513.0143328028">
            <text:p>$96,513.01</text:p>
          </table:table-cell>
          <table:table-cell table:formula="of:=[.C49]*[.$C$4]" office:value-type="currency" office:currency="USD" office:value="6273.34593163218">
            <text:p>$6,273.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0">
            <text:p>2000</text:p>
          </table:table-cell>
          <table:table-cell table:formula="of:=[.C49]+[.D49]" office:value-type="currency" office:currency="USD" office:value="102786.360264435">
            <text:p>$102,786.36</text:p>
          </table:table-cell>
          <table:table-cell table:formula="of:=[.C50]*[.$C$4]" office:value-type="currency" office:currency="USD" office:value="6681.11341718827">
            <text:p>$6,681.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1">
            <text:p>2001</text:p>
          </table:table-cell>
          <table:table-cell table:formula="of:=[.C50]+[.D50]" office:value-type="currency" office:currency="USD" office:value="109467.473681623">
            <text:p>$109,467.47</text:p>
          </table:table-cell>
          <table:table-cell table:formula="of:=[.C51]*[.$C$4]" office:value-type="currency" office:currency="USD" office:value="7115.38578930551">
            <text:p>$7,115.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2">
            <text:p>2002</text:p>
          </table:table-cell>
          <table:table-cell table:formula="of:=[.C51]+[.D51]" office:value-type="currency" office:currency="USD" office:value="116582.859470929">
            <text:p>$116,582.86</text:p>
          </table:table-cell>
          <table:table-cell table:formula="of:=[.C52]*[.$C$4]" office:value-type="currency" office:currency="USD" office:value="7577.88586561037">
            <text:p>$7,577.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3">
            <text:p>2003</text:p>
          </table:table-cell>
          <table:table-cell table:formula="of:=[.C52]+[.D52]" office:value-type="currency" office:currency="USD" office:value="124160.745336539">
            <text:p>$124,160.75</text:p>
          </table:table-cell>
          <table:table-cell table:formula="of:=[.C53]*[.$C$4]" office:value-type="currency" office:currency="USD" office:value="8070.44844687504">
            <text:p>$8,070.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4">
            <text:p>2004</text:p>
          </table:table-cell>
          <table:table-cell table:formula="of:=[.C53]+[.D53]" office:value-type="currency" office:currency="USD" office:value="132231.193783414">
            <text:p>$132,231.19</text:p>
          </table:table-cell>
          <table:table-cell table:formula="of:=[.C54]*[.$C$4]" office:value-type="currency" office:currency="USD" office:value="8595.02759592192">
            <text:p>$8,595.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5">
            <text:p>2005</text:p>
          </table:table-cell>
          <table:table-cell table:formula="of:=[.C54]+[.D54]" office:value-type="currency" office:currency="USD" office:value="140826.221379336">
            <text:p>$140,826.22</text:p>
          </table:table-cell>
          <table:table-cell table:formula="of:=[.C55]*[.$C$4]" office:value-type="currency" office:currency="USD" office:value="9153.70438965685">
            <text:p>$9,153.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6">
            <text:p>2006</text:p>
          </table:table-cell>
          <table:table-cell table:formula="of:=[.C55]+[.D55]" office:value-type="currency" office:currency="USD" office:value="149979.925768993">
            <text:p>$149,979.93</text:p>
          </table:table-cell>
          <table:table-cell table:formula="of:=[.C56]*[.$C$4]" office:value-type="currency" office:currency="USD" office:value="9748.69517498454">
            <text:p>$9,748.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7">
            <text:p>2007</text:p>
          </table:table-cell>
          <table:table-cell table:formula="of:=[.C56]+[.D56]" office:value-type="currency" office:currency="USD" office:value="159728.620943977">
            <text:p>$159,728.62</text:p>
          </table:table-cell>
          <table:table-cell table:formula="of:=[.C57]*[.$C$4]" office:value-type="currency" office:currency="USD" office:value="10382.3603613585">
            <text:p>$10,382.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8">
            <text:p>2008</text:p>
          </table:table-cell>
          <table:table-cell table:formula="of:=[.C57]+[.D57]" office:value-type="currency" office:currency="USD" office:value="170110.981305336">
            <text:p>$170,110.98</text:p>
          </table:table-cell>
          <table:table-cell table:formula="of:=[.C58]*[.$C$4]" office:value-type="currency" office:currency="USD" office:value="11057.2137848468">
            <text:p>$11,057.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9">
            <text:p>2009</text:p>
          </table:table-cell>
          <table:table-cell table:formula="of:=[.C58]+[.D58]" office:value-type="currency" office:currency="USD" office:value="181168.195090183">
            <text:p>$181,168.20</text:p>
          </table:table-cell>
          <table:table-cell table:formula="of:=[.C59]*[.$C$4]" office:value-type="currency" office:currency="USD" office:value="11775.9326808619">
            <text:p>$11,775.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0">
            <text:p>2010</text:p>
          </table:table-cell>
          <table:table-cell table:formula="of:=[.C59]+[.D59]" office:value-type="currency" office:currency="USD" office:value="192944.127771045">
            <text:p>$192,944.13</text:p>
          </table:table-cell>
          <table:table-cell table:formula="of:=[.C60]*[.$C$4]" office:value-type="currency" office:currency="USD" office:value="12541.3683051179">
            <text:p>$12,541.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1">
            <text:p>2011</text:p>
          </table:table-cell>
          <table:table-cell table:formula="of:=[.C60]+[.D60]" office:value-type="currency" office:currency="USD" office:value="205485.496076163">
            <text:p>$205,485.50</text:p>
          </table:table-cell>
          <table:table-cell table:formula="of:=[.C61]*[.$C$4]" office:value-type="currency" office:currency="USD" office:value="13356.5572449506">
            <text:p>$13,356.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2">
            <text:p>2012</text:p>
          </table:table-cell>
          <table:table-cell table:formula="of:=[.C61]+[.D61]" office:value-type="currency" office:currency="USD" office:value="218842.053321113">
            <text:p>$218,842.05</text:p>
          </table:table-cell>
          <table:table-cell table:formula="of:=[.C62]*[.$C$4]" office:value-type="currency" office:currency="USD" office:value="14224.7334658724">
            <text:p>$14,224.7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3">
            <text:p>2013</text:p>
          </table:table-cell>
          <table:table-cell table:formula="of:=[.C62]+[.D62]" office:value-type="currency" office:currency="USD" office:value="233066.786786986">
            <text:p>$233,066.79</text:p>
          </table:table-cell>
          <table:table-cell table:formula="of:=[.C63]*[.$C$4]" office:value-type="currency" office:currency="USD" office:value="15149.3411411541">
            <text:p>$15,149.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4">
            <text:p>2014</text:p>
          </table:table-cell>
          <table:table-cell table:formula="of:=[.C63]+[.D63]" office:value-type="currency" office:currency="USD" office:value="248216.12792814">
            <text:p>$248,216.13</text:p>
          </table:table-cell>
          <table:table-cell table:formula="of:=[.C64]*[.$C$4]" office:value-type="currency" office:currency="USD" office:value="16134.0483153291">
            <text:p>$16,134.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5">
            <text:p>2015</text:p>
          </table:table-cell>
          <table:table-cell table:formula="of:=[.C64]+[.D64]" office:value-type="currency" office:currency="USD" office:value="264350.176243469">
            <text:p>$264,350.18</text:p>
          </table:table-cell>
          <table:table-cell table:formula="of:=[.C65]*[.$C$4]" office:value-type="currency" office:currency="USD" office:value="17182.7614558255">
            <text:p>$17,182.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6">
            <text:p>2016</text:p>
          </table:table-cell>
          <table:table-cell table:formula="of:=[.C65]+[.D65]" office:value-type="currency" office:currency="USD" office:value="281532.937699294">
            <text:p>$281,532.94</text:p>
          </table:table-cell>
          <table:table-cell table:formula="of:=[.C66]*[.$C$4]" office:value-type="currency" office:currency="USD" office:value="18299.6409504541">
            <text:p>$18,299.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7">
            <text:p>2017</text:p>
          </table:table-cell>
          <table:table-cell table:formula="of:=[.C66]+[.D66]" office:value-type="currency" office:currency="USD" office:value="299832.578649748">
            <text:p>$299,832.58</text:p>
          </table:table-cell>
          <table:table-cell table:formula="of:=[.C67]*[.$C$4]" office:value-type="currency" office:currency="USD" office:value="19489.1176122336">
            <text:p>$19,489.12</text:p>
          </table:table-cell>
          <table:table-cell table:number-columns-repeated="2"/>
        </table:table-row>
      </table:table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office:value-type="currency" office:currency="USD" office:value="100">
            <text:p>$100.00</text:p>
          </table:table-cell>
          <table:table-cell table:style-name="ce1" office:value-type="string">
            <text:p><text:s/>= Initial Balance in Savings account</text:p>
          </table:table-cell>
          <table:table-cell/>
          <table:table-cell table:style-name="ce1"/>
        </table:table-row>
        <table:table-row table:style-name="ro2">
          <table:table-cell table:number-columns-repeated="2"/>
          <table:table-cell table:style-name="ce3" office:value-type="percentage" office:value="0.05">
            <text:p>5.00%</text:p>
          </table:table-cell>
          <table:table-cell table:style-name="ce1" office:value-type="string">
            <text:p><text:s/>= Interest Rate</text:p>
          </table:table-cell>
          <table:table-cell table:number-columns-repeated="2"/>
        </table:table-row>
        <table:table-row table:style-name="ro2" table:number-rows-repeated="5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Year</text:p>
          </table:table-cell>
          <table:table-cell table:style-name="ce1" office:value-type="string">
            <text:p>Savings</text:p>
          </table:table-cell>
          <table:table-cell table:style-name="ce1" office:value-type="string">
            <text:p>Interest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Balance</text:p>
          </table:table-cell>
          <table:table-cell table:style-name="ce1" office:value-type="string">
            <text:p>Paid per yea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float" office:value="2017">
            <text:p>2017</text:p>
          </table:table-cell>
          <table:table-cell table:formula="of:=[.$C$3]" office:value-type="currency" office:currency="USD" office:value="100">
            <text:p>$100.00</text:p>
          </table:table-cell>
          <table:table-cell table:formula="of:=[.C13]*[.$C$4]" office:value-type="currency" office:currency="USD" office:value="5">
            <text:p>$5.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8">
            <text:p>2018</text:p>
          </table:table-cell>
          <table:table-cell table:formula="of:=[.C13]+[.D13]" office:value-type="currency" office:currency="USD" office:value="105">
            <text:p>$105.00</text:p>
          </table:table-cell>
          <table:table-cell table:formula="of:=[.C14]*[.$C$4]" office:value-type="currency" office:currency="USD" office:value="5.25">
            <text:p>$5.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9">
            <text:p>2019</text:p>
          </table:table-cell>
          <table:table-cell table:formula="of:=[.C14]+[.D14]" office:value-type="currency" office:currency="USD" office:value="110.25">
            <text:p>$110.25</text:p>
          </table:table-cell>
          <table:table-cell table:formula="of:=[.C15]*[.$C$4]" office:value-type="currency" office:currency="USD" office:value="5.5125">
            <text:p>$5.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0">
            <text:p>2020</text:p>
          </table:table-cell>
          <table:table-cell table:formula="of:=[.C15]+[.D15]" office:value-type="currency" office:currency="USD" office:value="115.7625">
            <text:p>$115.76</text:p>
          </table:table-cell>
          <table:table-cell table:formula="of:=[.C16]*[.$C$4]" office:value-type="currency" office:currency="USD" office:value="5.788125">
            <text:p>$5.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1">
            <text:p>2021</text:p>
          </table:table-cell>
          <table:table-cell table:formula="of:=[.C16]+[.D16]" office:value-type="currency" office:currency="USD" office:value="121.550625">
            <text:p>$121.55</text:p>
          </table:table-cell>
          <table:table-cell table:formula="of:=[.C17]*[.$C$4]" office:value-type="currency" office:currency="USD" office:value="6.07753125">
            <text:p>$6.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>
            <text:p>2022</text:p>
          </table:table-cell>
          <table:table-cell table:formula="of:=[.C17]+[.D17]" office:value-type="currency" office:currency="USD" office:value="127.62815625">
            <text:p>$127.63</text:p>
          </table:table-cell>
          <table:table-cell table:formula="of:=[.C18]*[.$C$4]" office:value-type="currency" office:currency="USD" office:value="6.3814078125">
            <text:p>$6.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3">
            <text:p>2023</text:p>
          </table:table-cell>
          <table:table-cell table:formula="of:=[.C18]+[.D18]" office:value-type="currency" office:currency="USD" office:value="134.0095640625">
            <text:p>$134.01</text:p>
          </table:table-cell>
          <table:table-cell table:formula="of:=[.C19]*[.$C$4]" office:value-type="currency" office:currency="USD" office:value="6.700478203125">
            <text:p>$6.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4">
            <text:p>2024</text:p>
          </table:table-cell>
          <table:table-cell table:formula="of:=[.C19]+[.D19]" office:value-type="currency" office:currency="USD" office:value="140.710042265625">
            <text:p>$140.71</text:p>
          </table:table-cell>
          <table:table-cell table:formula="of:=[.C20]*[.$C$4]" office:value-type="currency" office:currency="USD" office:value="7.03550211328125">
            <text:p>$7.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5">
            <text:p>2025</text:p>
          </table:table-cell>
          <table:table-cell table:formula="of:=[.C20]+[.D20]" office:value-type="currency" office:currency="USD" office:value="147.745544378906">
            <text:p>$147.75</text:p>
          </table:table-cell>
          <table:table-cell table:formula="of:=[.C21]*[.$C$4]" office:value-type="currency" office:currency="USD" office:value="7.38727721894531">
            <text:p>$7.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6">
            <text:p>2026</text:p>
          </table:table-cell>
          <table:table-cell table:formula="of:=[.C21]+[.D21]" office:value-type="currency" office:currency="USD" office:value="155.132821597852">
            <text:p>$155.13</text:p>
          </table:table-cell>
          <table:table-cell table:formula="of:=[.C22]*[.$C$4]" office:value-type="currency" office:currency="USD" office:value="7.75664107989258">
            <text:p>$7.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7">
            <text:p>2027</text:p>
          </table:table-cell>
          <table:table-cell table:formula="of:=[.C22]+[.D22]" office:value-type="currency" office:currency="USD" office:value="162.889462677744">
            <text:p>$162.89</text:p>
          </table:table-cell>
          <table:table-cell table:formula="of:=[.C23]*[.$C$4]" office:value-type="currency" office:currency="USD" office:value="8.14447313388721">
            <text:p>$8.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8">
            <text:p>2028</text:p>
          </table:table-cell>
          <table:table-cell table:formula="of:=[.C23]+[.D23]" office:value-type="currency" office:currency="USD" office:value="171.033935811631">
            <text:p>$171.03</text:p>
          </table:table-cell>
          <table:table-cell table:formula="of:=[.C24]*[.$C$4]" office:value-type="currency" office:currency="USD" office:value="8.55169679058156">
            <text:p>$8.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9">
            <text:p>2029</text:p>
          </table:table-cell>
          <table:table-cell table:formula="of:=[.C24]+[.D24]" office:value-type="currency" office:currency="USD" office:value="179.585632602213">
            <text:p>$179.59</text:p>
          </table:table-cell>
          <table:table-cell table:formula="of:=[.C25]*[.$C$4]" office:value-type="currency" office:currency="USD" office:value="8.97928163011064">
            <text:p>$8.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0">
            <text:p>2030</text:p>
          </table:table-cell>
          <table:table-cell table:formula="of:=[.C25]+[.D25]" office:value-type="currency" office:currency="USD" office:value="188.564914232324">
            <text:p>$188.56</text:p>
          </table:table-cell>
          <table:table-cell table:formula="of:=[.C26]*[.$C$4]" office:value-type="currency" office:currency="USD" office:value="9.42824571161618">
            <text:p>$9.4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31">
            <text:p>2031</text:p>
          </table:table-cell>
          <table:table-cell table:formula="of:=[.C26]+[.D26]" office:value-type="currency" office:currency="USD" office:value="197.99315994394">
            <text:p>$197.99</text:p>
          </table:table-cell>
          <table:table-cell table:formula="of:=[.C27]*[.$C$4]" office:value-type="currency" office:currency="USD" office:value="9.89965799719698">
            <text:p>$9.9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32">
            <text:p>2032</text:p>
          </table:table-cell>
          <table:table-cell table:formula="of:=[.C27]+[.D27]" office:value-type="currency" office:currency="USD" office:value="207.892817941137">
            <text:p>$207.89</text:p>
          </table:table-cell>
          <table:table-cell table:formula="of:=[.C28]*[.$C$4]" office:value-type="currency" office:currency="USD" office:value="10.3946408970568">
            <text:p>$10.39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float" office:value="2033">
            <text:p>2033</text:p>
          </table:table-cell>
          <table:table-cell table:formula="of:=[.C28]+[.D28]" office:value-type="currency" office:currency="USD" office:value="218.287458838193">
            <text:p>$218.29</text:p>
          </table:table-cell>
          <table:table-cell table:formula="of:=[.C29]*[.$C$4]" office:value-type="currency" office:currency="USD" office:value="10.9143729419097">
            <text:p>$10.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4">
            <text:p>2034</text:p>
          </table:table-cell>
          <table:table-cell table:formula="of:=[.C29]+[.D29]" office:value-type="currency" office:currency="USD" office:value="229.201831780103">
            <text:p>$229.20</text:p>
          </table:table-cell>
          <table:table-cell table:formula="of:=[.C30]*[.$C$4]" office:value-type="currency" office:currency="USD" office:value="11.4600915890052">
            <text:p>$11.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5">
            <text:p>2035</text:p>
          </table:table-cell>
          <table:table-cell table:formula="of:=[.C30]+[.D30]" office:value-type="currency" office:currency="USD" office:value="240.661923369108">
            <text:p>$240.66</text:p>
          </table:table-cell>
          <table:table-cell table:formula="of:=[.C31]*[.$C$4]" office:value-type="currency" office:currency="USD" office:value="12.0330961684554">
            <text:p>$12.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6">
            <text:p>2036</text:p>
          </table:table-cell>
          <table:table-cell table:formula="of:=[.C31]+[.D31]" office:value-type="currency" office:currency="USD" office:value="252.695019537564">
            <text:p>$252.70</text:p>
          </table:table-cell>
          <table:table-cell table:formula="of:=[.C32]*[.$C$4]" office:value-type="currency" office:currency="USD" office:value="12.6347509768782">
            <text:p>$12.6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7">
            <text:p>2037</text:p>
          </table:table-cell>
          <table:table-cell table:formula="of:=[.C32]+[.D32]" office:value-type="currency" office:currency="USD" office:value="265.329770514442">
            <text:p>$265.33</text:p>
          </table:table-cell>
          <table:table-cell table:formula="of:=[.C33]*[.$C$4]" office:value-type="currency" office:currency="USD" office:value="13.2664885257221">
            <text:p>$13.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8">
            <text:p>2038</text:p>
          </table:table-cell>
          <table:table-cell table:formula="of:=[.C33]+[.D33]" office:value-type="currency" office:currency="USD" office:value="278.596259040164">
            <text:p>$278.60</text:p>
          </table:table-cell>
          <table:table-cell table:formula="of:=[.C34]*[.$C$4]" office:value-type="currency" office:currency="USD" office:value="13.9298129520082">
            <text:p>$13.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9">
            <text:p>2039</text:p>
          </table:table-cell>
          <table:table-cell table:formula="of:=[.C34]+[.D34]" office:value-type="currency" office:currency="USD" office:value="292.526071992172">
            <text:p>$292.53</text:p>
          </table:table-cell>
          <table:table-cell table:formula="of:=[.C35]*[.$C$4]" office:value-type="currency" office:currency="USD" office:value="14.6263035996086">
            <text:p>$14.6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40">
            <text:p>2040</text:p>
          </table:table-cell>
          <table:table-cell table:formula="of:=[.C35]+[.D35]" office:value-type="currency" office:currency="USD" office:value="307.152375591781">
            <text:p>$307.15</text:p>
          </table:table-cell>
          <table:table-cell table:formula="of:=[.C36]*[.$C$4]" office:value-type="currency" office:currency="USD" office:value="15.357618779589">
            <text:p>$15.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41">
            <text:p>2041</text:p>
          </table:table-cell>
          <table:table-cell table:formula="of:=[.C36]+[.D36]" office:value-type="currency" office:currency="USD" office:value="322.50999437137">
            <text:p>$322.51</text:p>
          </table:table-cell>
          <table:table-cell table:formula="of:=[.C37]*[.$C$4]" office:value-type="currency" office:currency="USD" office:value="16.1254997185685">
            <text:p>$16.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42">
            <text:p>2042</text:p>
          </table:table-cell>
          <table:table-cell table:formula="of:=[.C37]+[.D37]" office:value-type="currency" office:currency="USD" office:value="338.635494089938">
            <text:p>$338.64</text:p>
          </table:table-cell>
          <table:table-cell table:formula="of:=[.C38]*[.$C$4]" office:value-type="currency" office:currency="USD" office:value="16.9317747044969">
            <text:p>$16.9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3">
            <text:p>2043</text:p>
          </table:table-cell>
          <table:table-cell table:formula="of:=[.C38]+[.D38]" office:value-type="currency" office:currency="USD" office:value="355.567268794435">
            <text:p>$355.57</text:p>
          </table:table-cell>
          <table:table-cell table:formula="of:=[.C39]*[.$C$4]" office:value-type="currency" office:currency="USD" office:value="17.7783634397218">
            <text:p>$17.78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4">
            <text:p>2044</text:p>
          </table:table-cell>
          <table:table-cell table:formula="of:=[.C39]+[.D39]" office:value-type="currency" office:currency="USD" office:value="373.345632234157">
            <text:p>$373.35</text:p>
          </table:table-cell>
          <table:table-cell table:formula="of:=[.C40]*[.$C$4]" office:value-type="currency" office:currency="USD" office:value="18.6672816117078">
            <text:p>$18.67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5">
            <text:p>2045</text:p>
          </table:table-cell>
          <table:table-cell table:formula="of:=[.C40]+[.D40]" office:value-type="currency" office:currency="USD" office:value="392.012913845865">
            <text:p>$392.01</text:p>
          </table:table-cell>
          <table:table-cell table:formula="of:=[.C41]*[.$C$4]" office:value-type="currency" office:currency="USD" office:value="19.6006456922932">
            <text:p>$19.6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6">
            <text:p>2046</text:p>
          </table:table-cell>
          <table:table-cell table:formula="of:=[.C41]+[.D41]" office:value-type="currency" office:currency="USD" office:value="411.613559538158">
            <text:p>$411.61</text:p>
          </table:table-cell>
          <table:table-cell table:formula="of:=[.C42]*[.$C$4]" office:value-type="currency" office:currency="USD" office:value="20.5806779769079">
            <text:p>$20.58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7">
            <text:p>2047</text:p>
          </table:table-cell>
          <table:table-cell table:formula="of:=[.C42]+[.D42]" office:value-type="currency" office:currency="USD" office:value="432.194237515066">
            <text:p>$432.19</text:p>
          </table:table-cell>
          <table:table-cell table:formula="of:=[.C43]*[.$C$4]" office:value-type="currency" office:currency="USD" office:value="21.6097118757533">
            <text:p>$21.6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8">
            <text:p>2048</text:p>
          </table:table-cell>
          <table:table-cell table:formula="of:=[.C43]+[.D43]" office:value-type="currency" office:currency="USD" office:value="453.803949390819">
            <text:p>$453.80</text:p>
          </table:table-cell>
          <table:table-cell table:formula="of:=[.C44]*[.$C$4]" office:value-type="currency" office:currency="USD" office:value="22.690197469541">
            <text:p>$22.6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9">
            <text:p>2049</text:p>
          </table:table-cell>
          <table:table-cell table:formula="of:=[.C44]+[.D44]" office:value-type="currency" office:currency="USD" office:value="476.49414686036">
            <text:p>$476.49</text:p>
          </table:table-cell>
          <table:table-cell table:formula="of:=[.C45]*[.$C$4]" office:value-type="currency" office:currency="USD" office:value="23.824707343018">
            <text:p>$23.8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0">
            <text:p>2050</text:p>
          </table:table-cell>
          <table:table-cell table:formula="of:=[.C45]+[.D45]" office:value-type="currency" office:currency="USD" office:value="500.318854203378">
            <text:p>$500.32</text:p>
          </table:table-cell>
          <table:table-cell table:formula="of:=[.C46]*[.$C$4]" office:value-type="currency" office:currency="USD" office:value="25.0159427101689">
            <text:p>$25.0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1">
            <text:p>2051</text:p>
          </table:table-cell>
          <table:table-cell table:formula="of:=[.C46]+[.D46]" office:value-type="currency" office:currency="USD" office:value="525.334796913547">
            <text:p>$525.33</text:p>
          </table:table-cell>
          <table:table-cell table:formula="of:=[.C47]*[.$C$4]" office:value-type="currency" office:currency="USD" office:value="26.2667398456774">
            <text:p>$26.27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2">
            <text:p>2052</text:p>
          </table:table-cell>
          <table:table-cell table:formula="of:=[.C47]+[.D47]" office:value-type="currency" office:currency="USD" office:value="551.601536759225">
            <text:p>$551.60</text:p>
          </table:table-cell>
          <table:table-cell table:formula="of:=[.C48]*[.$C$4]" office:value-type="currency" office:currency="USD" office:value="27.5800768379612">
            <text:p>$27.58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3">
            <text:p>2053</text:p>
          </table:table-cell>
          <table:table-cell table:formula="of:=[.C48]+[.D48]" office:value-type="currency" office:currency="USD" office:value="579.181613597186">
            <text:p>$579.18</text:p>
          </table:table-cell>
          <table:table-cell table:formula="of:=[.C49]*[.$C$4]" office:value-type="currency" office:currency="USD" office:value="28.9590806798593">
            <text:p>$28.96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4">
            <text:p>2054</text:p>
          </table:table-cell>
          <table:table-cell table:formula="of:=[.C49]+[.D49]" office:value-type="currency" office:currency="USD" office:value="608.140694277045">
            <text:p>$608.14</text:p>
          </table:table-cell>
          <table:table-cell table:formula="of:=[.C50]*[.$C$4]" office:value-type="currency" office:currency="USD" office:value="30.4070347138523">
            <text:p>$30.4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5">
            <text:p>2055</text:p>
          </table:table-cell>
          <table:table-cell table:formula="of:=[.C50]+[.D50]" office:value-type="currency" office:currency="USD" office:value="638.547728990897">
            <text:p>$638.55</text:p>
          </table:table-cell>
          <table:table-cell table:formula="of:=[.C51]*[.$C$4]" office:value-type="currency" office:currency="USD" office:value="31.9273864495449">
            <text:p>$31.9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6">
            <text:p>2056</text:p>
          </table:table-cell>
          <table:table-cell table:formula="of:=[.C51]+[.D51]" office:value-type="currency" office:currency="USD" office:value="670.475115440442">
            <text:p>$670.48</text:p>
          </table:table-cell>
          <table:table-cell table:formula="of:=[.C52]*[.$C$4]" office:value-type="currency" office:currency="USD" office:value="33.5237557720221">
            <text:p>$33.5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7">
            <text:p>2057</text:p>
          </table:table-cell>
          <table:table-cell table:formula="of:=[.C52]+[.D52]" office:value-type="currency" office:currency="USD" office:value="703.998871212464">
            <text:p>$704.00</text:p>
          </table:table-cell>
          <table:table-cell table:formula="of:=[.C53]*[.$C$4]" office:value-type="currency" office:currency="USD" office:value="35.1999435606232">
            <text:p>$35.2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8">
            <text:p>2058</text:p>
          </table:table-cell>
          <table:table-cell table:formula="of:=[.C53]+[.D53]" office:value-type="currency" office:currency="USD" office:value="739.198814773087">
            <text:p>$739.20</text:p>
          </table:table-cell>
          <table:table-cell table:formula="of:=[.C54]*[.$C$4]" office:value-type="currency" office:currency="USD" office:value="36.9599407386544">
            <text:p>$36.96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9">
            <text:p>2059</text:p>
          </table:table-cell>
          <table:table-cell table:formula="of:=[.C54]+[.D54]" office:value-type="currency" office:currency="USD" office:value="776.158755511742">
            <text:p>$776.16</text:p>
          </table:table-cell>
          <table:table-cell table:formula="of:=[.C55]*[.$C$4]" office:value-type="currency" office:currency="USD" office:value="38.8079377755871">
            <text:p>$38.8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0">
            <text:p>2060</text:p>
          </table:table-cell>
          <table:table-cell table:formula="of:=[.C55]+[.D55]" office:value-type="currency" office:currency="USD" office:value="814.966693287329">
            <text:p>$814.97</text:p>
          </table:table-cell>
          <table:table-cell table:formula="of:=[.C56]*[.$C$4]" office:value-type="currency" office:currency="USD" office:value="40.7483346643665">
            <text:p>$40.7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1">
            <text:p>2061</text:p>
          </table:table-cell>
          <table:table-cell table:formula="of:=[.C56]+[.D56]" office:value-type="currency" office:currency="USD" office:value="855.715027951695">
            <text:p>$855.72</text:p>
          </table:table-cell>
          <table:table-cell table:formula="of:=[.C57]*[.$C$4]" office:value-type="currency" office:currency="USD" office:value="42.7857513975848">
            <text:p>$42.7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2">
            <text:p>2062</text:p>
          </table:table-cell>
          <table:table-cell table:formula="of:=[.C57]+[.D57]" office:value-type="currency" office:currency="USD" office:value="898.50077934928">
            <text:p>$898.50</text:p>
          </table:table-cell>
          <table:table-cell table:formula="of:=[.C58]*[.$C$4]" office:value-type="currency" office:currency="USD" office:value="44.925038967464">
            <text:p>$44.9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3">
            <text:p>2063</text:p>
          </table:table-cell>
          <table:table-cell table:formula="of:=[.C58]+[.D58]" office:value-type="currency" office:currency="USD" office:value="943.425818316744">
            <text:p>$943.43</text:p>
          </table:table-cell>
          <table:table-cell table:formula="of:=[.C59]*[.$C$4]" office:value-type="currency" office:currency="USD" office:value="47.1712909158372">
            <text:p>$47.17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4">
            <text:p>2064</text:p>
          </table:table-cell>
          <table:table-cell table:formula="of:=[.C59]+[.D59]" office:value-type="currency" office:currency="USD" office:value="990.597109232581">
            <text:p>$990.60</text:p>
          </table:table-cell>
          <table:table-cell table:formula="of:=[.C60]*[.$C$4]" office:value-type="currency" office:currency="USD" office:value="49.5298554616291">
            <text:p>$49.5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5">
            <text:p>2065</text:p>
          </table:table-cell>
          <table:table-cell table:formula="of:=[.C60]+[.D60]" office:value-type="currency" office:currency="USD" office:value="1040.12696469421">
            <text:p>$1,040.13</text:p>
          </table:table-cell>
          <table:table-cell table:formula="of:=[.C61]*[.$C$4]" office:value-type="currency" office:currency="USD" office:value="52.0063482347105">
            <text:p>$52.0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6">
            <text:p>2066</text:p>
          </table:table-cell>
          <table:table-cell table:formula="of:=[.C61]+[.D61]" office:value-type="currency" office:currency="USD" office:value="1092.13331292892">
            <text:p>$1,092.13</text:p>
          </table:table-cell>
          <table:table-cell table:formula="of:=[.C62]*[.$C$4]" office:value-type="currency" office:currency="USD" office:value="54.6066656464461">
            <text:p>$54.6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7">
            <text:p>2067</text:p>
          </table:table-cell>
          <table:table-cell table:formula="of:=[.C62]+[.D62]" office:value-type="currency" office:currency="USD" office:value="1146.73997857537">
            <text:p>$1,146.74</text:p>
          </table:table-cell>
          <table:table-cell table:formula="of:=[.C63]*[.$C$4]" office:value-type="currency" office:currency="USD" office:value="57.3369989287684">
            <text:p>$57.34</text:p>
          </table:table-cell>
          <table:table-cell table:style-name="Default"/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</table:table-row>
        <table:table-row table:style-name="ro2">
          <table:table-cell table:number-columns-repeated="2"/>
          <table:table-cell table:style-name="ce3"/>
          <table:table-cell table:style-name="ce1"/>
          <table:table-cell table:number-columns-repeated="2"/>
        </table:table-row>
        <table:table-row table:style-name="ro2" table:number-rows-repeated="4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"/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default-cell-style-name="ce1"/>
        <table:table-column table:style-name="co4" table:default-cell-style-name="ce2"/>
        <table:table-column table:style-name="co3" table:default-cell-style-name="ce2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office:value-type="currency" office:currency="USD" office:value="100">
            <text:p>$100.00</text:p>
          </table:table-cell>
          <table:table-cell table:style-name="ce1" office:value-type="string">
            <text:p><text:s/>= Initial Balance in Savings account</text:p>
          </table:table-cell>
          <table:table-cell/>
          <table:table-cell table:style-name="ce1"/>
        </table:table-row>
        <table:table-row table:style-name="ro2">
          <table:table-cell table:number-columns-repeated="2"/>
          <table:table-cell table:style-name="ce3" office:value-type="percentage" office:value="0.05">
            <text:p>5.00%</text:p>
          </table:table-cell>
          <table:table-cell table:style-name="ce1" office:value-type="string">
            <text:p><text:s/>= Interest Ra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currency" office:currency="USD" office:value="100000">
            <text:p>$100,000.00</text:p>
          </table:table-cell>
          <table:table-cell table:style-name="ce1" office:value-type="string">
            <text:p><text:s/>= Salary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percentage" office:value="0.2">
            <text:p>20.00%</text:p>
          </table:table-cell>
          <table:table-cell table:style-name="ce1" office:value-type="string">
            <text:p><text:s/>= Percent Salary to save for retire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currency" office:currency="USD" office:value="2000000">
            <text:p>$2,000,000.00</text:p>
          </table:table-cell>
          <table:table-cell table:style-name="ce1" office:value-type="string">
            <text:p><text:s/>= Savings needed to retire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Year</text:p>
          </table:table-cell>
          <table:table-cell table:style-name="ce1" office:value-type="string">
            <text:p>Savings</text:p>
          </table:table-cell>
          <table:table-cell table:style-name="ce1" office:value-type="string">
            <text:p>Interest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Balance</text:p>
          </table:table-cell>
          <table:table-cell table:style-name="ce1" office:value-type="string">
            <text:p>Paid per yea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office:value-type="float" office:value="2017">
            <text:p>2017</text:p>
          </table:table-cell>
          <table:table-cell table:formula="of:=[.$C$3]" office:value-type="currency" office:currency="USD" office:value="100">
            <text:p>$100.00</text:p>
          </table:table-cell>
          <table:table-cell table:formula="of:=[.C13]*[.$C$4]" office:value-type="currency" office:currency="USD" office:value="5">
            <text:p>$5.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8">
            <text:p>2018</text:p>
          </table:table-cell>
          <table:table-cell table:formula="of:=[.C13]+[.D13]" office:value-type="currency" office:currency="USD" office:value="105">
            <text:p>$105.00</text:p>
          </table:table-cell>
          <table:table-cell table:formula="of:=[.C14]*[.$C$4]" office:value-type="currency" office:currency="USD" office:value="5.25">
            <text:p>$5.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19">
            <text:p>2019</text:p>
          </table:table-cell>
          <table:table-cell table:formula="of:=[.C14]+[.D14]" office:value-type="currency" office:currency="USD" office:value="110.25">
            <text:p>$110.25</text:p>
          </table:table-cell>
          <table:table-cell table:formula="of:=[.C15]*[.$C$4]" office:value-type="currency" office:currency="USD" office:value="5.5125">
            <text:p>$5.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0">
            <text:p>2020</text:p>
          </table:table-cell>
          <table:table-cell table:formula="of:=[.C15]+[.D15]" office:value-type="currency" office:currency="USD" office:value="115.7625">
            <text:p>$115.76</text:p>
          </table:table-cell>
          <table:table-cell table:formula="of:=[.C16]*[.$C$4]" office:value-type="currency" office:currency="USD" office:value="5.788125">
            <text:p>$5.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1">
            <text:p>2021</text:p>
          </table:table-cell>
          <table:table-cell table:formula="of:=[.C16]+[.D16]" office:value-type="currency" office:currency="USD" office:value="121.550625">
            <text:p>$121.55</text:p>
          </table:table-cell>
          <table:table-cell table:formula="of:=[.C17]*[.$C$4]" office:value-type="currency" office:currency="USD" office:value="6.07753125">
            <text:p>$6.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>
            <text:p>2022</text:p>
          </table:table-cell>
          <table:table-cell table:formula="of:=[.C17]+[.D17]" office:value-type="currency" office:currency="USD" office:value="127.62815625">
            <text:p>$127.63</text:p>
          </table:table-cell>
          <table:table-cell table:formula="of:=[.C18]*[.$C$4]" office:value-type="currency" office:currency="USD" office:value="6.3814078125">
            <text:p>$6.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3">
            <text:p>2023</text:p>
          </table:table-cell>
          <table:table-cell table:formula="of:=[.C18]+[.D18]" office:value-type="currency" office:currency="USD" office:value="134.0095640625">
            <text:p>$134.01</text:p>
          </table:table-cell>
          <table:table-cell table:formula="of:=[.C19]*[.$C$4]" office:value-type="currency" office:currency="USD" office:value="6.700478203125">
            <text:p>$6.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4">
            <text:p>2024</text:p>
          </table:table-cell>
          <table:table-cell table:formula="of:=[.C19]+[.D19]" office:value-type="currency" office:currency="USD" office:value="140.710042265625">
            <text:p>$140.71</text:p>
          </table:table-cell>
          <table:table-cell table:formula="of:=[.C20]*[.$C$4]" office:value-type="currency" office:currency="USD" office:value="7.03550211328125">
            <text:p>$7.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5">
            <text:p>2025</text:p>
          </table:table-cell>
          <table:table-cell table:formula="of:=[.C20]+[.D20]" office:value-type="currency" office:currency="USD" office:value="147.745544378906">
            <text:p>$147.75</text:p>
          </table:table-cell>
          <table:table-cell table:formula="of:=[.C21]*[.$C$4]" office:value-type="currency" office:currency="USD" office:value="7.38727721894531">
            <text:p>$7.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6">
            <text:p>2026</text:p>
          </table:table-cell>
          <table:table-cell table:formula="of:=[.C21]+[.D21]" office:value-type="currency" office:currency="USD" office:value="155.132821597852">
            <text:p>$155.13</text:p>
          </table:table-cell>
          <table:table-cell table:formula="of:=[.C22]*[.$C$4]" office:value-type="currency" office:currency="USD" office:value="7.75664107989258">
            <text:p>$7.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7">
            <text:p>2027</text:p>
          </table:table-cell>
          <table:table-cell table:formula="of:=[.C22]+[.D22]" office:value-type="currency" office:currency="USD" office:value="162.889462677744">
            <text:p>$162.89</text:p>
          </table:table-cell>
          <table:table-cell table:formula="of:=[.C23]*[.$C$4]" office:value-type="currency" office:currency="USD" office:value="8.14447313388721">
            <text:p>$8.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8">
            <text:p>2028</text:p>
          </table:table-cell>
          <table:table-cell table:formula="of:=[.C23]+[.D23]" office:value-type="currency" office:currency="USD" office:value="171.033935811631">
            <text:p>$171.03</text:p>
          </table:table-cell>
          <table:table-cell table:formula="of:=[.C24]*[.$C$4]" office:value-type="currency" office:currency="USD" office:value="8.55169679058156">
            <text:p>$8.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9">
            <text:p>2029</text:p>
          </table:table-cell>
          <table:table-cell table:formula="of:=[.C24]+[.D24]" office:value-type="currency" office:currency="USD" office:value="179.585632602213">
            <text:p>$179.59</text:p>
          </table:table-cell>
          <table:table-cell table:formula="of:=[.C25]*[.$C$4]" office:value-type="currency" office:currency="USD" office:value="8.97928163011064">
            <text:p>$8.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0">
            <text:p>2030</text:p>
          </table:table-cell>
          <table:table-cell table:formula="of:=[.C25]+[.D25]" office:value-type="currency" office:currency="USD" office:value="188.564914232324">
            <text:p>$188.56</text:p>
          </table:table-cell>
          <table:table-cell table:formula="of:=[.C26]*[.$C$4]" office:value-type="currency" office:currency="USD" office:value="9.42824571161618">
            <text:p>$9.4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31">
            <text:p>2031</text:p>
          </table:table-cell>
          <table:table-cell table:formula="of:=[.C26]+[.D26]" office:value-type="currency" office:currency="USD" office:value="197.99315994394">
            <text:p>$197.99</text:p>
          </table:table-cell>
          <table:table-cell table:formula="of:=[.C27]*[.$C$4]" office:value-type="currency" office:currency="USD" office:value="9.89965799719698">
            <text:p>$9.9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32">
            <text:p>2032</text:p>
          </table:table-cell>
          <table:table-cell table:formula="of:=[.C27]+[.D27]" office:value-type="currency" office:currency="USD" office:value="207.892817941137">
            <text:p>$207.89</text:p>
          </table:table-cell>
          <table:table-cell table:formula="of:=[.C28]*[.$C$4]" office:value-type="currency" office:currency="USD" office:value="10.3946408970568">
            <text:p>$10.39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float" office:value="2033">
            <text:p>2033</text:p>
          </table:table-cell>
          <table:table-cell table:formula="of:=[.C28]+[.D28]" office:value-type="currency" office:currency="USD" office:value="218.287458838193">
            <text:p>$218.29</text:p>
          </table:table-cell>
          <table:table-cell table:formula="of:=[.C29]*[.$C$4]" office:value-type="currency" office:currency="USD" office:value="10.9143729419097">
            <text:p>$10.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4">
            <text:p>2034</text:p>
          </table:table-cell>
          <table:table-cell table:formula="of:=[.C29]+[.D29]" office:value-type="currency" office:currency="USD" office:value="229.201831780103">
            <text:p>$229.20</text:p>
          </table:table-cell>
          <table:table-cell table:formula="of:=[.C30]*[.$C$4]" office:value-type="currency" office:currency="USD" office:value="11.4600915890052">
            <text:p>$11.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5">
            <text:p>2035</text:p>
          </table:table-cell>
          <table:table-cell table:formula="of:=[.C30]+[.D30]" office:value-type="currency" office:currency="USD" office:value="240.661923369108">
            <text:p>$240.66</text:p>
          </table:table-cell>
          <table:table-cell table:formula="of:=[.C31]*[.$C$4]" office:value-type="currency" office:currency="USD" office:value="12.0330961684554">
            <text:p>$12.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6">
            <text:p>2036</text:p>
          </table:table-cell>
          <table:table-cell table:formula="of:=[.C31]+[.D31]" office:value-type="currency" office:currency="USD" office:value="252.695019537564">
            <text:p>$252.70</text:p>
          </table:table-cell>
          <table:table-cell table:formula="of:=[.C32]*[.$C$4]" office:value-type="currency" office:currency="USD" office:value="12.6347509768782">
            <text:p>$12.6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7">
            <text:p>2037</text:p>
          </table:table-cell>
          <table:table-cell table:formula="of:=[.C32]+[.D32]" office:value-type="currency" office:currency="USD" office:value="265.329770514442">
            <text:p>$265.33</text:p>
          </table:table-cell>
          <table:table-cell table:formula="of:=[.C33]*[.$C$4]" office:value-type="currency" office:currency="USD" office:value="13.2664885257221">
            <text:p>$13.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8">
            <text:p>2038</text:p>
          </table:table-cell>
          <table:table-cell table:formula="of:=[.C33]+[.D33]" office:value-type="currency" office:currency="USD" office:value="278.596259040164">
            <text:p>$278.60</text:p>
          </table:table-cell>
          <table:table-cell table:formula="of:=[.C34]*[.$C$4]" office:value-type="currency" office:currency="USD" office:value="13.9298129520082">
            <text:p>$13.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39">
            <text:p>2039</text:p>
          </table:table-cell>
          <table:table-cell table:formula="of:=[.C34]+[.D34]" office:value-type="currency" office:currency="USD" office:value="292.526071992172">
            <text:p>$292.53</text:p>
          </table:table-cell>
          <table:table-cell table:formula="of:=[.C35]*[.$C$4]" office:value-type="currency" office:currency="USD" office:value="14.6263035996086">
            <text:p>$14.6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40">
            <text:p>2040</text:p>
          </table:table-cell>
          <table:table-cell table:formula="of:=[.C35]+[.D35]" office:value-type="currency" office:currency="USD" office:value="307.152375591781">
            <text:p>$307.15</text:p>
          </table:table-cell>
          <table:table-cell table:formula="of:=[.C36]*[.$C$4]" office:value-type="currency" office:currency="USD" office:value="15.357618779589">
            <text:p>$15.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41">
            <text:p>2041</text:p>
          </table:table-cell>
          <table:table-cell table:formula="of:=[.C36]+[.D36]" office:value-type="currency" office:currency="USD" office:value="322.50999437137">
            <text:p>$322.51</text:p>
          </table:table-cell>
          <table:table-cell table:formula="of:=[.C37]*[.$C$4]" office:value-type="currency" office:currency="USD" office:value="16.1254997185685">
            <text:p>$16.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42">
            <text:p>2042</text:p>
          </table:table-cell>
          <table:table-cell table:formula="of:=[.C37]+[.D37]" office:value-type="currency" office:currency="USD" office:value="338.635494089938">
            <text:p>$338.64</text:p>
          </table:table-cell>
          <table:table-cell table:formula="of:=[.C38]*[.$C$4]" office:value-type="currency" office:currency="USD" office:value="16.9317747044969">
            <text:p>$16.9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3">
            <text:p>2043</text:p>
          </table:table-cell>
          <table:table-cell table:formula="of:=[.C38]+[.D38]" office:value-type="currency" office:currency="USD" office:value="355.567268794435">
            <text:p>$355.57</text:p>
          </table:table-cell>
          <table:table-cell table:formula="of:=[.C39]*[.$C$4]" office:value-type="currency" office:currency="USD" office:value="17.7783634397218">
            <text:p>$17.78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4">
            <text:p>2044</text:p>
          </table:table-cell>
          <table:table-cell table:formula="of:=[.C39]+[.D39]" office:value-type="currency" office:currency="USD" office:value="373.345632234157">
            <text:p>$373.35</text:p>
          </table:table-cell>
          <table:table-cell table:formula="of:=[.C40]*[.$C$4]" office:value-type="currency" office:currency="USD" office:value="18.6672816117078">
            <text:p>$18.67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5">
            <text:p>2045</text:p>
          </table:table-cell>
          <table:table-cell table:formula="of:=[.C40]+[.D40]" office:value-type="currency" office:currency="USD" office:value="392.012913845865">
            <text:p>$392.01</text:p>
          </table:table-cell>
          <table:table-cell table:formula="of:=[.C41]*[.$C$4]" office:value-type="currency" office:currency="USD" office:value="19.6006456922932">
            <text:p>$19.6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6">
            <text:p>2046</text:p>
          </table:table-cell>
          <table:table-cell table:formula="of:=[.C41]+[.D41]" office:value-type="currency" office:currency="USD" office:value="411.613559538158">
            <text:p>$411.61</text:p>
          </table:table-cell>
          <table:table-cell table:formula="of:=[.C42]*[.$C$4]" office:value-type="currency" office:currency="USD" office:value="20.5806779769079">
            <text:p>$20.58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7">
            <text:p>2047</text:p>
          </table:table-cell>
          <table:table-cell table:formula="of:=[.C42]+[.D42]" office:value-type="currency" office:currency="USD" office:value="432.194237515066">
            <text:p>$432.19</text:p>
          </table:table-cell>
          <table:table-cell table:formula="of:=[.C43]*[.$C$4]" office:value-type="currency" office:currency="USD" office:value="21.6097118757533">
            <text:p>$21.6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8">
            <text:p>2048</text:p>
          </table:table-cell>
          <table:table-cell table:formula="of:=[.C43]+[.D43]" office:value-type="currency" office:currency="USD" office:value="453.803949390819">
            <text:p>$453.80</text:p>
          </table:table-cell>
          <table:table-cell table:formula="of:=[.C44]*[.$C$4]" office:value-type="currency" office:currency="USD" office:value="22.690197469541">
            <text:p>$22.6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49">
            <text:p>2049</text:p>
          </table:table-cell>
          <table:table-cell table:formula="of:=[.C44]+[.D44]" office:value-type="currency" office:currency="USD" office:value="476.49414686036">
            <text:p>$476.49</text:p>
          </table:table-cell>
          <table:table-cell table:formula="of:=[.C45]*[.$C$4]" office:value-type="currency" office:currency="USD" office:value="23.824707343018">
            <text:p>$23.8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0">
            <text:p>2050</text:p>
          </table:table-cell>
          <table:table-cell table:formula="of:=[.C45]+[.D45]" office:value-type="currency" office:currency="USD" office:value="500.318854203378">
            <text:p>$500.32</text:p>
          </table:table-cell>
          <table:table-cell table:formula="of:=[.C46]*[.$C$4]" office:value-type="currency" office:currency="USD" office:value="25.0159427101689">
            <text:p>$25.0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1">
            <text:p>2051</text:p>
          </table:table-cell>
          <table:table-cell table:formula="of:=[.C46]+[.D46]" office:value-type="currency" office:currency="USD" office:value="525.334796913547">
            <text:p>$525.33</text:p>
          </table:table-cell>
          <table:table-cell table:formula="of:=[.C47]*[.$C$4]" office:value-type="currency" office:currency="USD" office:value="26.2667398456774">
            <text:p>$26.27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2">
            <text:p>2052</text:p>
          </table:table-cell>
          <table:table-cell table:formula="of:=[.C47]+[.D47]" office:value-type="currency" office:currency="USD" office:value="551.601536759225">
            <text:p>$551.60</text:p>
          </table:table-cell>
          <table:table-cell table:formula="of:=[.C48]*[.$C$4]" office:value-type="currency" office:currency="USD" office:value="27.5800768379612">
            <text:p>$27.58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3">
            <text:p>2053</text:p>
          </table:table-cell>
          <table:table-cell table:formula="of:=[.C48]+[.D48]" office:value-type="currency" office:currency="USD" office:value="579.181613597186">
            <text:p>$579.18</text:p>
          </table:table-cell>
          <table:table-cell table:formula="of:=[.C49]*[.$C$4]" office:value-type="currency" office:currency="USD" office:value="28.9590806798593">
            <text:p>$28.96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4">
            <text:p>2054</text:p>
          </table:table-cell>
          <table:table-cell table:formula="of:=[.C49]+[.D49]" office:value-type="currency" office:currency="USD" office:value="608.140694277045">
            <text:p>$608.14</text:p>
          </table:table-cell>
          <table:table-cell table:formula="of:=[.C50]*[.$C$4]" office:value-type="currency" office:currency="USD" office:value="30.4070347138523">
            <text:p>$30.4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5">
            <text:p>2055</text:p>
          </table:table-cell>
          <table:table-cell table:formula="of:=[.C50]+[.D50]" office:value-type="currency" office:currency="USD" office:value="638.547728990897">
            <text:p>$638.55</text:p>
          </table:table-cell>
          <table:table-cell table:formula="of:=[.C51]*[.$C$4]" office:value-type="currency" office:currency="USD" office:value="31.9273864495449">
            <text:p>$31.9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6">
            <text:p>2056</text:p>
          </table:table-cell>
          <table:table-cell table:formula="of:=[.C51]+[.D51]" office:value-type="currency" office:currency="USD" office:value="670.475115440442">
            <text:p>$670.48</text:p>
          </table:table-cell>
          <table:table-cell table:formula="of:=[.C52]*[.$C$4]" office:value-type="currency" office:currency="USD" office:value="33.5237557720221">
            <text:p>$33.52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7">
            <text:p>2057</text:p>
          </table:table-cell>
          <table:table-cell table:formula="of:=[.C52]+[.D52]" office:value-type="currency" office:currency="USD" office:value="703.998871212464">
            <text:p>$704.00</text:p>
          </table:table-cell>
          <table:table-cell table:formula="of:=[.C53]*[.$C$4]" office:value-type="currency" office:currency="USD" office:value="35.1999435606232">
            <text:p>$35.20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8">
            <text:p>2058</text:p>
          </table:table-cell>
          <table:table-cell table:formula="of:=[.C53]+[.D53]" office:value-type="currency" office:currency="USD" office:value="739.198814773087">
            <text:p>$739.20</text:p>
          </table:table-cell>
          <table:table-cell table:formula="of:=[.C54]*[.$C$4]" office:value-type="currency" office:currency="USD" office:value="36.9599407386544">
            <text:p>$36.96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59">
            <text:p>2059</text:p>
          </table:table-cell>
          <table:table-cell table:formula="of:=[.C54]+[.D54]" office:value-type="currency" office:currency="USD" office:value="776.158755511742">
            <text:p>$776.16</text:p>
          </table:table-cell>
          <table:table-cell table:formula="of:=[.C55]*[.$C$4]" office:value-type="currency" office:currency="USD" office:value="38.8079377755871">
            <text:p>$38.8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0">
            <text:p>2060</text:p>
          </table:table-cell>
          <table:table-cell table:formula="of:=[.C55]+[.D55]" office:value-type="currency" office:currency="USD" office:value="814.966693287329">
            <text:p>$814.97</text:p>
          </table:table-cell>
          <table:table-cell table:formula="of:=[.C56]*[.$C$4]" office:value-type="currency" office:currency="USD" office:value="40.7483346643665">
            <text:p>$40.7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1">
            <text:p>2061</text:p>
          </table:table-cell>
          <table:table-cell table:formula="of:=[.C56]+[.D56]" office:value-type="currency" office:currency="USD" office:value="855.715027951695">
            <text:p>$855.72</text:p>
          </table:table-cell>
          <table:table-cell table:formula="of:=[.C57]*[.$C$4]" office:value-type="currency" office:currency="USD" office:value="42.7857513975848">
            <text:p>$42.7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2">
            <text:p>2062</text:p>
          </table:table-cell>
          <table:table-cell table:formula="of:=[.C57]+[.D57]" office:value-type="currency" office:currency="USD" office:value="898.50077934928">
            <text:p>$898.50</text:p>
          </table:table-cell>
          <table:table-cell table:formula="of:=[.C58]*[.$C$4]" office:value-type="currency" office:currency="USD" office:value="44.925038967464">
            <text:p>$44.9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3">
            <text:p>2063</text:p>
          </table:table-cell>
          <table:table-cell table:formula="of:=[.C58]+[.D58]" office:value-type="currency" office:currency="USD" office:value="943.425818316744">
            <text:p>$943.43</text:p>
          </table:table-cell>
          <table:table-cell table:formula="of:=[.C59]*[.$C$4]" office:value-type="currency" office:currency="USD" office:value="47.1712909158372">
            <text:p>$47.17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4">
            <text:p>2064</text:p>
          </table:table-cell>
          <table:table-cell table:formula="of:=[.C59]+[.D59]" office:value-type="currency" office:currency="USD" office:value="990.597109232581">
            <text:p>$990.60</text:p>
          </table:table-cell>
          <table:table-cell table:formula="of:=[.C60]*[.$C$4]" office:value-type="currency" office:currency="USD" office:value="49.5298554616291">
            <text:p>$49.5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5">
            <text:p>2065</text:p>
          </table:table-cell>
          <table:table-cell table:formula="of:=[.C60]+[.D60]" office:value-type="currency" office:currency="USD" office:value="1040.12696469421">
            <text:p>$1,040.13</text:p>
          </table:table-cell>
          <table:table-cell table:formula="of:=[.C61]*[.$C$4]" office:value-type="currency" office:currency="USD" office:value="52.0063482347105">
            <text:p>$52.0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6">
            <text:p>2066</text:p>
          </table:table-cell>
          <table:table-cell table:formula="of:=[.C61]+[.D61]" office:value-type="currency" office:currency="USD" office:value="1092.13331292892">
            <text:p>$1,092.13</text:p>
          </table:table-cell>
          <table:table-cell table:formula="of:=[.C62]*[.$C$4]" office:value-type="currency" office:currency="USD" office:value="54.6066656464461">
            <text:p>$54.6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float" office:value="2067">
            <text:p>2067</text:p>
          </table:table-cell>
          <table:table-cell table:formula="of:=[.C62]+[.D62]" office:value-type="currency" office:currency="USD" office:value="1146.73997857537">
            <text:p>$1,146.74</text:p>
          </table:table-cell>
          <table:table-cell table:formula="of:=[.C63]*[.$C$4]" office:value-type="currency" office:currency="USD" office:value="57.3369989287684">
            <text:p>$57.34</text:p>
          </table:table-cell>
          <table:table-cell table:style-name="Default"/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</table:table-row>
        <table:table-row table:style-name="ro2">
          <table:table-cell table:number-columns-repeated="2"/>
          <table:table-cell table:style-name="ce3"/>
          <table:table-cell table:style-name="ce1"/>
          <table:table-cell table:number-columns-repeated="2"/>
        </table:table-row>
        <table:table-row table:style-name="ro2" table:number-rows-repeated="4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4/27/2017</text:date>, <text:time>12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4-27T11:42:36.78</meta:creation-date>
    <dc:date>2017-04-27T12:49:53.56</dc:date>
    <dc:creator>RCC RCCD</dc:creator>
    <meta:editing-duration>PT42M49S</meta:editing-duration>
    <meta:editing-cycles>4</meta:editing-cycles>
    <meta:generator>OpenOffice/4.1.2$Win32 OpenOffice.org_project/412m3$Build-9782</meta:generator>
    <meta:document-statistic meta:table-count="4" meta:cell-count="554" meta:object-count="0"/>
  </office:meta>
</office:document-meta>
</file>